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9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  <style:style style:name="gr1" style:family="graphic">
      <style:graphic-properties draw:ole-draw-aspect="1" style:protect="position size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office:value-type="string">
            <text:p>Melhor solução</text:p>
          </table:table-cell>
          <table:table-cell table:number-columns-repeated="11"/>
        </table:table-row>
        <table:table-row table:style-name="ro1">
          <table:table-cell office:value-type="string">
            <text:p>Percentagem de partículas que sofrem mutação</text:p>
          </table:table-cell>
          <table:table-cell table:style-name="ce1" office:value-type="percentage" office:value="0">
            <text:p>0%</text:p>
          </table:table-cell>
          <table:table-cell table:style-name="ce1" office:value-type="percentage" office:value="0.1">
            <text:p>10%</text:p>
          </table:table-cell>
          <table:table-cell table:style-name="ce1" office:value-type="percentage" office:value="0.2">
            <text:p>20%</text:p>
          </table:table-cell>
          <table:table-cell table:style-name="ce1" office:value-type="percentage" office:value="0.3">
            <text:p>30%</text:p>
          </table:table-cell>
          <table:table-cell table:style-name="ce1" office:value-type="percentage" office:value="0.4">
            <text:p>40%</text:p>
          </table:table-cell>
          <table:table-cell table:style-name="ce1" office:value-type="percentage" office:value="0.5">
            <text:p>50%</text:p>
          </table:table-cell>
          <table:table-cell table:style-name="ce1" office:value-type="percentage" office:value="0.6">
            <text:p>60%</text:p>
          </table:table-cell>
          <table:table-cell table:style-name="ce1" office:value-type="percentage" office:value="0.7">
            <text:p>70%</text:p>
          </table:table-cell>
          <table:table-cell table:style-name="ce1" office:value-type="percentage" office:value="0.8">
            <text:p>80%</text:p>
          </table:table-cell>
          <table:table-cell table:style-name="ce1" office:value-type="percentage" office:value="0.9">
            <text:p>90%</text:p>
          </table:table-cell>
          <table:table-cell table:style-name="ce1" office:value-type="percentage" office:value="1">
            <text:p>100%</text:p>
          </table:table-cell>
        </table:table-row>
        <table:table-row table:style-name="ro2">
          <table:table-cell office:value-type="string">
            <text:p>Busca Tabu Paralela</text:p>
          </table:table-cell>
          <table:table-cell table:number-columns-repeated="11" office:value-type="float" office:value="1239">
            <text:p>1239</text:p>
          </table:table-cell>
        </table:table-row>
        <table:table-row table:style-name="ro1">
          <table:table-cell office:value-type="string">
            <text:p>AHS - melhor valor</text:p>
          </table:table-cell>
          <table:table-cell table:formula="of:=[.B49]" office:value-type="float" office:value="1238">
            <text:p>1238</text:p>
          </table:table-cell>
          <table:table-cell table:formula="of:=[.C49]" office:value-type="float" office:value="1236">
            <text:p>1236</text:p>
          </table:table-cell>
          <table:table-cell table:formula="of:=[.D49]" office:value-type="float" office:value="1234">
            <text:p>1234</text:p>
          </table:table-cell>
          <table:table-cell table:formula="of:=[.E49]" office:value-type="float" office:value="1238">
            <text:p>1238</text:p>
          </table:table-cell>
          <table:table-cell table:formula="of:=[.F49]" office:value-type="float" office:value="1236">
            <text:p>1236</text:p>
          </table:table-cell>
          <table:table-cell table:formula="of:=[.G49]" office:value-type="float" office:value="1236">
            <text:p>1236</text:p>
          </table:table-cell>
          <table:table-cell table:formula="of:=[.H49]" office:value-type="float" office:value="1236">
            <text:p>1236</text:p>
          </table:table-cell>
          <table:table-cell table:formula="of:=[.I49]" office:value-type="float" office:value="1236">
            <text:p>1236</text:p>
          </table:table-cell>
          <table:table-cell table:formula="of:=[.J49]" office:value-type="float" office:value="1236">
            <text:p>1236</text:p>
          </table:table-cell>
          <table:table-cell table:formula="of:=[.K49]" office:value-type="float" office:value="1236">
            <text:p>1236</text:p>
          </table:table-cell>
          <table:table-cell table:formula="of:=[.L49]" office:value-type="float" office:value="1236">
            <text:p>1236</text:p>
          </table:table-cell>
        </table:table-row>
        <table:table-row table:style-name="ro1">
          <table:table-cell office:value-type="string">
            <text:p>AHS - média</text:p>
          </table:table-cell>
          <table:table-cell table:formula="of:=[.B51]" office:value-type="float" office:value="1238">
            <text:p>1238</text:p>
          </table:table-cell>
          <table:table-cell table:formula="of:=[.C51]" office:value-type="float" office:value="1237.6">
            <text:p>1237,6</text:p>
          </table:table-cell>
          <table:table-cell table:formula="of:=[.D51]" office:value-type="float" office:value="1236.4">
            <text:p>1236,4</text:p>
          </table:table-cell>
          <table:table-cell table:formula="of:=[.E51]" office:value-type="float" office:value="1238">
            <text:p>1238</text:p>
          </table:table-cell>
          <table:table-cell table:formula="of:=[.F51]" office:value-type="float" office:value="1236.8">
            <text:p>1236,8</text:p>
          </table:table-cell>
          <table:table-cell table:formula="of:=[.G51]" office:value-type="float" office:value="1236.4">
            <text:p>1236,4</text:p>
          </table:table-cell>
          <table:table-cell table:formula="of:=[.H51]" office:value-type="float" office:value="1236.8">
            <text:p>1236,8</text:p>
          </table:table-cell>
          <table:table-cell table:formula="of:=[.I51]" office:value-type="float" office:value="1237.2">
            <text:p>1237,2</text:p>
          </table:table-cell>
          <table:table-cell table:formula="of:=[.J51]" office:value-type="float" office:value="1237.2">
            <text:p>1237,2</text:p>
          </table:table-cell>
          <table:table-cell table:formula="of:=[.K51]" office:value-type="float" office:value="1237.2">
            <text:p>1237,2</text:p>
          </table:table-cell>
          <table:table-cell table:formula="of:=[.L51]" office:value-type="float" office:value="1237.2">
            <text:p>1237,2</text:p>
          </table:table-cell>
        </table:table-row>
        <table:table-row table:style-name="ro1">
          <table:table-cell office:value-type="string">
            <text:p>AHS - pior valor</text:p>
          </table:table-cell>
          <table:table-cell table:formula="of:=[.B50]" office:value-type="float" office:value="1238">
            <text:p>1238</text:p>
          </table:table-cell>
          <table:table-cell table:formula="of:=[.C50]" office:value-type="float" office:value="1238">
            <text:p>1238</text:p>
          </table:table-cell>
          <table:table-cell table:formula="of:=[.D50]" office:value-type="float" office:value="1238">
            <text:p>1238</text:p>
          </table:table-cell>
          <table:table-cell table:formula="of:=[.E50]" office:value-type="float" office:value="1238">
            <text:p>1238</text:p>
          </table:table-cell>
          <table:table-cell table:formula="of:=[.F50]" office:value-type="float" office:value="1238">
            <text:p>1238</text:p>
          </table:table-cell>
          <table:table-cell table:formula="of:=[.G50]" office:value-type="float" office:value="1238">
            <text:p>1238</text:p>
          </table:table-cell>
          <table:table-cell table:formula="of:=[.H50]" office:value-type="float" office:value="1238">
            <text:p>1238</text:p>
          </table:table-cell>
          <table:table-cell table:formula="of:=[.I50]" office:value-type="float" office:value="1238">
            <text:p>1238</text:p>
          </table:table-cell>
          <table:table-cell table:formula="of:=[.J50]" office:value-type="float" office:value="1238">
            <text:p>1238</text:p>
          </table:table-cell>
          <table:table-cell table:formula="of:=[.K50]" office:value-type="float" office:value="1238">
            <text:p>1238</text:p>
          </table:table-cell>
          <table:table-cell table:formula="of:=[.L50]" office:value-type="float" office:value="1238">
            <text:p>1238</text:p>
          </table:table-cell>
        </table:table-row>
        <table:table-row table:style-name="ro1">
          <table:table-cell office:value-type="string">
            <text:p>VH - melhor valor</text:p>
          </table:table-cell>
          <table:table-cell table:formula="of:=[.B63]" office:value-type="float" office:value="1238">
            <text:p>1238</text:p>
          </table:table-cell>
          <table:table-cell table:formula="of:=[.C63]" office:value-type="float" office:value="1236">
            <text:p>1236</text:p>
          </table:table-cell>
          <table:table-cell table:formula="of:=[.D63]" office:value-type="float" office:value="1238">
            <text:p>1238</text:p>
          </table:table-cell>
          <table:table-cell table:formula="of:=[.E63]" office:value-type="float" office:value="1236">
            <text:p>1236</text:p>
          </table:table-cell>
          <table:table-cell table:formula="of:=[.F63]" office:value-type="float" office:value="1236">
            <text:p>1236</text:p>
          </table:table-cell>
          <table:table-cell table:formula="of:=[.G63]" office:value-type="float" office:value="1238">
            <text:p>1238</text:p>
          </table:table-cell>
          <table:table-cell table:formula="of:=[.H63]" office:value-type="float" office:value="1236">
            <text:p>1236</text:p>
          </table:table-cell>
          <table:table-cell table:formula="of:=[.I63]" office:value-type="float" office:value="1236">
            <text:p>1236</text:p>
          </table:table-cell>
          <table:table-cell table:formula="of:=[.J63]" office:value-type="float" office:value="1236">
            <text:p>1236</text:p>
          </table:table-cell>
          <table:table-cell table:formula="of:=[.K63]" office:value-type="float" office:value="1236">
            <text:p>1236</text:p>
          </table:table-cell>
          <table:table-cell table:formula="of:=[.L63]" office:value-type="float" office:value="1234">
            <text:p>1234</text:p>
          </table:table-cell>
        </table:table-row>
        <table:table-row table:style-name="ro1">
          <table:table-cell office:value-type="string">
            <text:p>VH - média</text:p>
          </table:table-cell>
          <table:table-cell table:formula="of:=[.B65]" office:value-type="float" office:value="1238.2">
            <text:p>1238,2</text:p>
          </table:table-cell>
          <table:table-cell table:formula="of:=[.C65]" office:value-type="float" office:value="1237.2">
            <text:p>1237,2</text:p>
          </table:table-cell>
          <table:table-cell table:formula="of:=[.D65]" office:value-type="float" office:value="1238">
            <text:p>1238</text:p>
          </table:table-cell>
          <table:table-cell table:formula="of:=[.E65]" office:value-type="float" office:value="1237.6">
            <text:p>1237,6</text:p>
          </table:table-cell>
          <table:table-cell table:formula="of:=[.F65]" office:value-type="float" office:value="1237.2">
            <text:p>1237,2</text:p>
          </table:table-cell>
          <table:table-cell table:formula="of:=[.G65]" office:value-type="float" office:value="1238">
            <text:p>1238</text:p>
          </table:table-cell>
          <table:table-cell table:formula="of:=[.H65]" office:value-type="float" office:value="1237.6">
            <text:p>1237,6</text:p>
          </table:table-cell>
          <table:table-cell table:formula="of:=[.I65]" office:value-type="float" office:value="1237.6">
            <text:p>1237,6</text:p>
          </table:table-cell>
          <table:table-cell table:formula="of:=[.J65]" office:value-type="float" office:value="1237.6">
            <text:p>1237,6</text:p>
          </table:table-cell>
          <table:table-cell table:formula="of:=[.K65]" office:value-type="float" office:value="1237.2">
            <text:p>1237,2</text:p>
          </table:table-cell>
          <table:table-cell table:formula="of:=[.L65]" office:value-type="float" office:value="1237.2">
            <text:p>1237,2</text:p>
          </table:table-cell>
        </table:table-row>
        <table:table-row table:style-name="ro1">
          <table:table-cell office:value-type="string">
            <text:p>VH - pior valor</text:p>
          </table:table-cell>
          <table:table-cell table:formula="of:=[.B64]" office:value-type="float" office:value="1239">
            <text:p>1239</text:p>
          </table:table-cell>
          <table:table-cell table:formula="of:=[.C64]" office:value-type="float" office:value="1238">
            <text:p>1238</text:p>
          </table:table-cell>
          <table:table-cell table:formula="of:=[.D64]" office:value-type="float" office:value="1238">
            <text:p>1238</text:p>
          </table:table-cell>
          <table:table-cell table:formula="of:=[.E64]" office:value-type="float" office:value="1238">
            <text:p>1238</text:p>
          </table:table-cell>
          <table:table-cell table:formula="of:=[.F64]" office:value-type="float" office:value="1238">
            <text:p>1238</text:p>
          </table:table-cell>
          <table:table-cell table:formula="of:=[.G64]" office:value-type="float" office:value="1238">
            <text:p>1238</text:p>
          </table:table-cell>
          <table:table-cell table:formula="of:=[.H64]" office:value-type="float" office:value="1238">
            <text:p>1238</text:p>
          </table:table-cell>
          <table:table-cell table:formula="of:=[.I64]" office:value-type="float" office:value="1238">
            <text:p>1238</text:p>
          </table:table-cell>
          <table:table-cell table:formula="of:=[.J64]" office:value-type="float" office:value="1238">
            <text:p>1238</text:p>
          </table:table-cell>
          <table:table-cell table:formula="of:=[.K64]" office:value-type="float" office:value="1238">
            <text:p>1238</text:p>
          </table:table-cell>
          <table:table-cell table:formula="of:=[.L64]" office:value-type="float" office:value="1238">
            <text:p>1238</text:p>
          </table:table-cell>
        </table:table-row>
        <table:table-row table:style-name="ro1">
          <table:table-cell office:value-type="string">
            <text:p>VHM - melhor valor</text:p>
          </table:table-cell>
          <table:table-cell table:formula="of:=[.B77]" office:value-type="float" office:value="1238">
            <text:p>1238</text:p>
          </table:table-cell>
          <table:table-cell table:formula="of:=[.C77]" office:value-type="float" office:value="1238">
            <text:p>1238</text:p>
          </table:table-cell>
          <table:table-cell table:formula="of:=[.D77]" office:value-type="float" office:value="1236">
            <text:p>1236</text:p>
          </table:table-cell>
          <table:table-cell table:formula="of:=[.E77]" office:value-type="float" office:value="1238">
            <text:p>1238</text:p>
          </table:table-cell>
          <table:table-cell table:formula="of:=[.F77]" office:value-type="float" office:value="1236">
            <text:p>1236</text:p>
          </table:table-cell>
          <table:table-cell table:formula="of:=[.G77]" office:value-type="float" office:value="1238">
            <text:p>1238</text:p>
          </table:table-cell>
          <table:table-cell table:formula="of:=[.H77]" office:value-type="float" office:value="1236">
            <text:p>1236</text:p>
          </table:table-cell>
          <table:table-cell table:formula="of:=[.I77]" office:value-type="float" office:value="1238">
            <text:p>1238</text:p>
          </table:table-cell>
          <table:table-cell table:formula="of:=[.J77]" office:value-type="float" office:value="1236">
            <text:p>1236</text:p>
          </table:table-cell>
          <table:table-cell table:formula="of:=[.K77]" office:value-type="float" office:value="1236">
            <text:p>1236</text:p>
          </table:table-cell>
          <table:table-cell table:formula="of:=[.L77]" office:value-type="float" office:value="1234">
            <text:p>1234</text:p>
          </table:table-cell>
        </table:table-row>
        <table:table-row table:style-name="ro1">
          <table:table-cell office:value-type="string">
            <text:p>VHM - média</text:p>
          </table:table-cell>
          <table:table-cell table:formula="of:=[.B79]" office:value-type="float" office:value="1238.4">
            <text:p>1238,4</text:p>
          </table:table-cell>
          <table:table-cell table:formula="of:=[.C79]" office:value-type="float" office:value="1238">
            <text:p>1238</text:p>
          </table:table-cell>
          <table:table-cell table:formula="of:=[.D79]" office:value-type="float" office:value="1237.6">
            <text:p>1237,6</text:p>
          </table:table-cell>
          <table:table-cell table:formula="of:=[.E79]" office:value-type="float" office:value="1238.2">
            <text:p>1238,2</text:p>
          </table:table-cell>
          <table:table-cell table:formula="of:=[.F79]" office:value-type="float" office:value="1237.6">
            <text:p>1237,6</text:p>
          </table:table-cell>
          <table:table-cell table:formula="of:=[.G79]" office:value-type="float" office:value="1238.2">
            <text:p>1238,2</text:p>
          </table:table-cell>
          <table:table-cell table:formula="of:=[.H79]" office:value-type="float" office:value="1237.2">
            <text:p>1237,2</text:p>
          </table:table-cell>
          <table:table-cell table:formula="of:=[.I79]" office:value-type="float" office:value="1238">
            <text:p>1238</text:p>
          </table:table-cell>
          <table:table-cell table:formula="of:=[.J79]" office:value-type="float" office:value="1237.2">
            <text:p>1237,2</text:p>
          </table:table-cell>
          <table:table-cell table:formula="of:=[.K79]" office:value-type="float" office:value="1237.6">
            <text:p>1237,6</text:p>
          </table:table-cell>
          <table:table-cell table:formula="of:=[.L79]" office:value-type="float" office:value="1236.8">
            <text:p>1236,8</text:p>
          </table:table-cell>
        </table:table-row>
        <table:table-row table:style-name="ro1">
          <table:table-cell office:value-type="string">
            <text:p>VHM - pior valor</text:p>
          </table:table-cell>
          <table:table-cell table:formula="of:=[.B78]" office:value-type="float" office:value="1239">
            <text:p>1239</text:p>
          </table:table-cell>
          <table:table-cell table:formula="of:=[.C78]" office:value-type="float" office:value="1238">
            <text:p>1238</text:p>
          </table:table-cell>
          <table:table-cell table:formula="of:=[.D78]" office:value-type="float" office:value="1238">
            <text:p>1238</text:p>
          </table:table-cell>
          <table:table-cell table:formula="of:=[.E78]" office:value-type="float" office:value="1239">
            <text:p>1239</text:p>
          </table:table-cell>
          <table:table-cell table:formula="of:=[.F78]" office:value-type="float" office:value="1238">
            <text:p>1238</text:p>
          </table:table-cell>
          <table:table-cell table:formula="of:=[.G78]" office:value-type="float" office:value="1239">
            <text:p>1239</text:p>
          </table:table-cell>
          <table:table-cell table:formula="of:=[.H78]" office:value-type="float" office:value="1238">
            <text:p>1238</text:p>
          </table:table-cell>
          <table:table-cell table:formula="of:=[.I78]" office:value-type="float" office:value="1238">
            <text:p>1238</text:p>
          </table:table-cell>
          <table:table-cell table:formula="of:=[.J78]" office:value-type="float" office:value="1238">
            <text:p>1238</text:p>
          </table:table-cell>
          <table:table-cell table:formula="of:=[.K78]" office:value-type="float" office:value="1238">
            <text:p>1238</text:p>
          </table:table-cell>
          <table:table-cell table:formula="of:=[.L78]" office:value-type="float" office:value="1238">
            <text:p>1238</text:p>
          </table:table-cell>
        </table:table-row>
        <table:table-row table:style-name="ro1">
          <table:table-cell>
            <draw:frame table:end-cell-address="Feuille1.H37" table:end-x="1.03cm" table:end-y="0.395cm" draw:z-index="0" draw:style-name="gr1" svg:width="22.543cm" svg:height="10.895cm" svg:x="0.001cm" svg:y="0.339cm">
              <draw:object draw:notify-on-update-of-ranges="Feuille1.B2:Feuille1.L2 Feuille1.A3:Feuille1.A3 Feuille1.B3:Feuille1.L3 Feuille1.A4:Feuille1.A4 Feuille1.B4:Feuille1.L4 Feuille1.A5:Feuille1.A5 Feuille1.B5:Feuille1.L5 Feuille1.A6:Feuille1.A6 Feuille1.B6:Feuille1.L6 Feuille1.A7:Feuille1.A7 Feuille1.B7:Feuille1.L7 Feuille1.A8:Feuille1.A8 Feuille1.B8:Feuille1.L8 Feuille1.A9:Feuille1.A9 Feuille1.B9:Feuille1.L9 Feuille1.A10:Feuille1.A10 Feuille1.B10:Feuille1.L10 Feuille1.A11:Feuille1.A11 Feuille1.B11:Feuille1.L11 Feuille1.A12:Feuille1.A12 Feuille1.B12:Feuille1.L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5">
          <table:table-cell table:number-columns-repeated="12"/>
        </table:table-row>
        <table:table-row table:style-name="ro1">
          <table:table-cell/>
          <table:table-cell office:value-type="string">
            <text:p>Aplicação Híbrida Sucessiv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percentage" office:value="0">
            <text:p>0%</text:p>
          </table:table-cell>
          <table:table-cell table:style-name="ce1" office:value-type="percentage" office:value="0.1">
            <text:p>10%</text:p>
          </table:table-cell>
          <table:table-cell table:style-name="ce1" office:value-type="percentage" office:value="0.2">
            <text:p>20%</text:p>
          </table:table-cell>
          <table:table-cell table:style-name="ce1" office:value-type="percentage" office:value="0.3">
            <text:p>30%</text:p>
          </table:table-cell>
          <table:table-cell table:style-name="ce1" office:value-type="percentage" office:value="0.4">
            <text:p>40%</text:p>
          </table:table-cell>
          <table:table-cell table:style-name="ce1" office:value-type="percentage" office:value="0.5">
            <text:p>50%</text:p>
          </table:table-cell>
          <table:table-cell table:style-name="ce1" office:value-type="percentage" office:value="0.6">
            <text:p>60%</text:p>
          </table:table-cell>
          <table:table-cell table:style-name="ce1" office:value-type="percentage" office:value="0.7">
            <text:p>70%</text:p>
          </table:table-cell>
          <table:table-cell table:style-name="ce1" office:value-type="percentage" office:value="0.8">
            <text:p>80%</text:p>
          </table:table-cell>
          <table:table-cell table:style-name="ce1" office:value-type="percentage" office:value="0.9">
            <text:p>90%</text:p>
          </table:table-cell>
          <table:table-cell table:style-name="ce1" office:value-type="percentage" office:value="1">
            <text:p>100%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number-columns-repeated="2" office:value-type="float" office:value="1238">
            <text:p>1238</text:p>
          </table:table-cell>
          <table:table-cell office:value-type="float" office:value="1236">
            <text:p>1236</text:p>
          </table:table-cell>
          <table:table-cell table:number-columns-repeated="2" office:value-type="float" office:value="1238">
            <text:p>1238</text:p>
          </table:table-cell>
          <table:table-cell table:number-columns-repeated="3" office:value-type="float" office:value="1236">
            <text:p>1236</text:p>
          </table:table-cell>
          <table:table-cell office:value-type="float" office:value="1238">
            <text:p>1238</text:p>
          </table:table-cell>
          <table:table-cell table:number-columns-repeated="2" office:value-type="float" office:value="1236">
            <text:p>1236</text:p>
          </table:table-cell>
        </table:table-row>
        <table:table-row table:style-name="ro1">
          <table:table-cell/>
          <table:table-cell table:number-columns-repeated="2" office:value-type="float" office:value="1238">
            <text:p>1238</text:p>
          </table:table-cell>
          <table:table-cell office:value-type="float" office:value="1234">
            <text:p>1234</text:p>
          </table:table-cell>
          <table:table-cell office:value-type="float" office:value="1238">
            <text:p>1238</text:p>
          </table:table-cell>
          <table:table-cell table:number-columns-repeated="2" office:value-type="float" office:value="1236">
            <text:p>1236</text:p>
          </table:table-cell>
          <table:table-cell table:number-columns-repeated="2" office:value-type="float" office:value="1238">
            <text:p>1238</text:p>
          </table:table-cell>
          <table:table-cell office:value-type="float" office:value="1236">
            <text:p>1236</text:p>
          </table:table-cell>
          <table:table-cell table:number-columns-repeated="2" office:value-type="float" office:value="1238">
            <text:p>1238</text:p>
          </table:table-cell>
        </table:table-row>
        <table:table-row table:style-name="ro1">
          <table:table-cell/>
          <table:table-cell table:number-columns-repeated="2" office:value-type="float" office:value="1238">
            <text:p>1238</text:p>
          </table:table-cell>
          <table:table-cell office:value-type="float" office:value="1236">
            <text:p>1236</text:p>
          </table:table-cell>
          <table:table-cell office:value-type="float" office:value="1238">
            <text:p>1238</text:p>
          </table:table-cell>
          <table:table-cell table:number-columns-repeated="3" office:value-type="float" office:value="1236">
            <text:p>1236</text:p>
          </table:table-cell>
          <table:table-cell table:number-columns-repeated="4" office:value-type="float" office:value="1238">
            <text:p>1238</text:p>
          </table:table-cell>
        </table:table-row>
        <table:table-row table:style-name="ro1">
          <table:table-cell/>
          <table:table-cell office:value-type="float" office:value="1238">
            <text:p>1238</text:p>
          </table:table-cell>
          <table:table-cell office:value-type="float" office:value="1236">
            <text:p>1236</text:p>
          </table:table-cell>
          <table:table-cell table:number-columns-repeated="2" office:value-type="float" office:value="1238">
            <text:p>1238</text:p>
          </table:table-cell>
          <table:table-cell table:number-columns-repeated="2" office:value-type="float" office:value="1236">
            <text:p>1236</text:p>
          </table:table-cell>
          <table:table-cell office:value-type="float" office:value="1238">
            <text:p>1238</text:p>
          </table:table-cell>
          <table:table-cell office:value-type="float" office:value="1236">
            <text:p>1236</text:p>
          </table:table-cell>
          <table:table-cell office:value-type="float" office:value="1238">
            <text:p>1238</text:p>
          </table:table-cell>
          <table:table-cell office:value-type="float" office:value="1236">
            <text:p>1236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/>
          <table:table-cell table:number-columns-repeated="6" office:value-type="float" office:value="1238">
            <text:p>1238</text:p>
          </table:table-cell>
          <table:table-cell office:value-type="float" office:value="1236">
            <text:p>1236</text:p>
          </table:table-cell>
          <table:table-cell office:value-type="float" office:value="1238">
            <text:p>1238</text:p>
          </table:table-cell>
          <table:table-cell office:value-type="float" office:value="1236">
            <text:p>1236</text:p>
          </table:table-cell>
          <table:table-cell office:value-type="float" office:value="1238">
            <text:p>1238</text:p>
          </table:table-cell>
          <table:table-cell office:value-type="float" office:value="1236">
            <text:p>123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MIN([.B43:.B47])" office:value-type="float" office:value="1238">
            <text:p>1238</text:p>
          </table:table-cell>
          <table:table-cell table:formula="of:=MIN([.C43:.C47])" office:value-type="float" office:value="1236">
            <text:p>1236</text:p>
          </table:table-cell>
          <table:table-cell table:formula="of:=MIN([.D43:.D47])" office:value-type="float" office:value="1234">
            <text:p>1234</text:p>
          </table:table-cell>
          <table:table-cell table:formula="of:=MIN([.E43:.E47])" office:value-type="float" office:value="1238">
            <text:p>1238</text:p>
          </table:table-cell>
          <table:table-cell table:formula="of:=MIN([.F43:.F47])" office:value-type="float" office:value="1236">
            <text:p>1236</text:p>
          </table:table-cell>
          <table:table-cell table:formula="of:=MIN([.G43:.G47])" office:value-type="float" office:value="1236">
            <text:p>1236</text:p>
          </table:table-cell>
          <table:table-cell table:formula="of:=MIN([.H43:.H47])" office:value-type="float" office:value="1236">
            <text:p>1236</text:p>
          </table:table-cell>
          <table:table-cell table:formula="of:=MIN([.I43:.I47])" office:value-type="float" office:value="1236">
            <text:p>1236</text:p>
          </table:table-cell>
          <table:table-cell table:formula="of:=MIN([.J43:.J47])" office:value-type="float" office:value="1236">
            <text:p>1236</text:p>
          </table:table-cell>
          <table:table-cell table:formula="of:=MIN([.K43:.K47])" office:value-type="float" office:value="1236">
            <text:p>1236</text:p>
          </table:table-cell>
          <table:table-cell table:formula="of:=MIN([.L43:.L47])" office:value-type="float" office:value="1236">
            <text:p>1236</text:p>
          </table:table-cell>
        </table:table-row>
        <table:table-row table:style-name="ro1">
          <table:table-cell/>
          <table:table-cell table:formula="of:=MAX([.B43:.B47])" office:value-type="float" office:value="1238">
            <text:p>1238</text:p>
          </table:table-cell>
          <table:table-cell table:formula="of:=MAX([.C43:.C47])" office:value-type="float" office:value="1238">
            <text:p>1238</text:p>
          </table:table-cell>
          <table:table-cell table:formula="of:=MAX([.D43:.D47])" office:value-type="float" office:value="1238">
            <text:p>1238</text:p>
          </table:table-cell>
          <table:table-cell table:formula="of:=MAX([.E43:.E47])" office:value-type="float" office:value="1238">
            <text:p>1238</text:p>
          </table:table-cell>
          <table:table-cell table:formula="of:=MAX([.F43:.F47])" office:value-type="float" office:value="1238">
            <text:p>1238</text:p>
          </table:table-cell>
          <table:table-cell table:formula="of:=MAX([.G43:.G47])" office:value-type="float" office:value="1238">
            <text:p>1238</text:p>
          </table:table-cell>
          <table:table-cell table:formula="of:=MAX([.H43:.H47])" office:value-type="float" office:value="1238">
            <text:p>1238</text:p>
          </table:table-cell>
          <table:table-cell table:formula="of:=MAX([.I43:.I47])" office:value-type="float" office:value="1238">
            <text:p>1238</text:p>
          </table:table-cell>
          <table:table-cell table:formula="of:=MAX([.J43:.J47])" office:value-type="float" office:value="1238">
            <text:p>1238</text:p>
          </table:table-cell>
          <table:table-cell table:formula="of:=MAX([.K43:.K47])" office:value-type="float" office:value="1238">
            <text:p>1238</text:p>
          </table:table-cell>
          <table:table-cell table:formula="of:=MAX([.L43:.L47])" office:value-type="float" office:value="1238">
            <text:p>1238</text:p>
          </table:table-cell>
        </table:table-row>
        <table:table-row table:style-name="ro1">
          <table:table-cell/>
          <table:table-cell table:formula="of:=SUM([.B43:.B47])/5" office:value-type="float" office:value="1238">
            <text:p>1238</text:p>
          </table:table-cell>
          <table:table-cell table:formula="of:=SUM([.C43:.C47])/5" office:value-type="float" office:value="1237.6">
            <text:p>1237,6</text:p>
          </table:table-cell>
          <table:table-cell table:formula="of:=SUM([.D43:.D47])/5" office:value-type="float" office:value="1236.4">
            <text:p>1236,4</text:p>
          </table:table-cell>
          <table:table-cell table:formula="of:=SUM([.E43:.E47])/5" office:value-type="float" office:value="1238">
            <text:p>1238</text:p>
          </table:table-cell>
          <table:table-cell table:formula="of:=SUM([.F43:.F47])/5" office:value-type="float" office:value="1236.8">
            <text:p>1236,8</text:p>
          </table:table-cell>
          <table:table-cell table:formula="of:=SUM([.G43:.G47])/5" office:value-type="float" office:value="1236.4">
            <text:p>1236,4</text:p>
          </table:table-cell>
          <table:table-cell table:formula="of:=SUM([.H43:.H47])/5" office:value-type="float" office:value="1236.8">
            <text:p>1236,8</text:p>
          </table:table-cell>
          <table:table-cell table:formula="of:=SUM([.I43:.I47])/5" office:value-type="float" office:value="1237.2">
            <text:p>1237,2</text:p>
          </table:table-cell>
          <table:table-cell table:formula="of:=SUM([.J43:.J47])/5" office:value-type="float" office:value="1237.2">
            <text:p>1237,2</text:p>
          </table:table-cell>
          <table:table-cell table:formula="of:=SUM([.K43:.K47])/5" office:value-type="float" office:value="1237.2">
            <text:p>1237,2</text:p>
          </table:table-cell>
          <table:table-cell table:formula="of:=SUM([.L43:.L47])/5" office:value-type="float" office:value="1237.2">
            <text:p>1237,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Vizinhança Híbrid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percentage" office:value="0">
            <text:p>0%</text:p>
          </table:table-cell>
          <table:table-cell table:style-name="ce1" office:value-type="percentage" office:value="0.1">
            <text:p>10%</text:p>
          </table:table-cell>
          <table:table-cell table:style-name="ce1" office:value-type="percentage" office:value="0.2">
            <text:p>20%</text:p>
          </table:table-cell>
          <table:table-cell table:style-name="ce1" office:value-type="percentage" office:value="0.3">
            <text:p>30%</text:p>
          </table:table-cell>
          <table:table-cell table:style-name="ce1" office:value-type="percentage" office:value="0.4">
            <text:p>40%</text:p>
          </table:table-cell>
          <table:table-cell table:style-name="ce1" office:value-type="percentage" office:value="0.5">
            <text:p>50%</text:p>
          </table:table-cell>
          <table:table-cell table:style-name="ce1" office:value-type="percentage" office:value="0.6">
            <text:p>60%</text:p>
          </table:table-cell>
          <table:table-cell table:style-name="ce1" office:value-type="percentage" office:value="0.7">
            <text:p>70%</text:p>
          </table:table-cell>
          <table:table-cell table:style-name="ce1" office:value-type="percentage" office:value="0.8">
            <text:p>80%</text:p>
          </table:table-cell>
          <table:table-cell table:style-name="ce1" office:value-type="percentage" office:value="0.9">
            <text:p>90%</text:p>
          </table:table-cell>
          <table:table-cell table:style-name="ce1" office:value-type="percentage" office:value="1">
            <text:p>100%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number-columns-repeated="4" office:value-type="float" office:value="1238">
            <text:p>1238</text:p>
          </table:table-cell>
          <table:table-cell office:value-type="float" office:value="1236">
            <text:p>1236</text:p>
          </table:table-cell>
          <table:table-cell office:value-type="float" office:value="1238">
            <text:p>1238</text:p>
          </table:table-cell>
          <table:table-cell table:number-columns-repeated="4" office:value-type="float" office:value="1236">
            <text:p>1236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/>
          <table:table-cell table:number-columns-repeated="4" office:value-type="float" office:value="1238">
            <text:p>1238</text:p>
          </table:table-cell>
          <table:table-cell office:value-type="float" office:value="1236">
            <text:p>1236</text:p>
          </table:table-cell>
          <table:table-cell table:number-columns-repeated="5" office:value-type="float" office:value="1238">
            <text:p>1238</text:p>
          </table:table-cell>
          <table:table-cell office:value-type="float" office:value="1234">
            <text:p>1234</text:p>
          </table:table-cell>
        </table:table-row>
        <table:table-row table:style-name="ro1">
          <table:table-cell/>
          <table:table-cell office:value-type="float" office:value="1239">
            <text:p>1239</text:p>
          </table:table-cell>
          <table:table-cell office:value-type="float" office:value="1236">
            <text:p>1236</text:p>
          </table:table-cell>
          <table:table-cell table:number-columns-repeated="9" office:value-type="float" office:value="1238">
            <text:p>1238</text:p>
          </table:table-cell>
        </table:table-row>
        <table:table-row table:style-name="ro1">
          <table:table-cell/>
          <table:table-cell table:number-columns-repeated="3" office:value-type="float" office:value="1238">
            <text:p>1238</text:p>
          </table:table-cell>
          <table:table-cell office:value-type="float" office:value="1236">
            <text:p>1236</text:p>
          </table:table-cell>
          <table:table-cell table:number-columns-repeated="5" office:value-type="float" office:value="1238">
            <text:p>1238</text:p>
          </table:table-cell>
          <table:table-cell office:value-type="float" office:value="1236">
            <text:p>1236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/>
          <table:table-cell office:value-type="float" office:value="1238">
            <text:p>1238</text:p>
          </table:table-cell>
          <table:table-cell office:value-type="float" office:value="1236">
            <text:p>1236</text:p>
          </table:table-cell>
          <table:table-cell table:number-columns-repeated="9" office:value-type="float" office:value="1238">
            <text:p>123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MIN([.B57:.B61])" office:value-type="float" office:value="1238">
            <text:p>1238</text:p>
          </table:table-cell>
          <table:table-cell table:formula="of:=MIN([.C57:.C61])" office:value-type="float" office:value="1236">
            <text:p>1236</text:p>
          </table:table-cell>
          <table:table-cell table:formula="of:=MIN([.D57:.D61])" office:value-type="float" office:value="1238">
            <text:p>1238</text:p>
          </table:table-cell>
          <table:table-cell table:formula="of:=MIN([.E57:.E61])" office:value-type="float" office:value="1236">
            <text:p>1236</text:p>
          </table:table-cell>
          <table:table-cell table:formula="of:=MIN([.F57:.F61])" office:value-type="float" office:value="1236">
            <text:p>1236</text:p>
          </table:table-cell>
          <table:table-cell table:formula="of:=MIN([.G57:.G61])" office:value-type="float" office:value="1238">
            <text:p>1238</text:p>
          </table:table-cell>
          <table:table-cell table:formula="of:=MIN([.H57:.H61])" office:value-type="float" office:value="1236">
            <text:p>1236</text:p>
          </table:table-cell>
          <table:table-cell table:formula="of:=MIN([.I57:.I61])" office:value-type="float" office:value="1236">
            <text:p>1236</text:p>
          </table:table-cell>
          <table:table-cell table:formula="of:=MIN([.J57:.J61])" office:value-type="float" office:value="1236">
            <text:p>1236</text:p>
          </table:table-cell>
          <table:table-cell table:formula="of:=MIN([.K57:.K61])" office:value-type="float" office:value="1236">
            <text:p>1236</text:p>
          </table:table-cell>
          <table:table-cell table:formula="of:=MIN([.L57:.L61])" office:value-type="float" office:value="1234">
            <text:p>1234</text:p>
          </table:table-cell>
        </table:table-row>
        <table:table-row table:style-name="ro1">
          <table:table-cell/>
          <table:table-cell table:formula="of:=MAX([.B57:.B61])" office:value-type="float" office:value="1239">
            <text:p>1239</text:p>
          </table:table-cell>
          <table:table-cell table:formula="of:=MAX([.C57:.C61])" office:value-type="float" office:value="1238">
            <text:p>1238</text:p>
          </table:table-cell>
          <table:table-cell table:formula="of:=MAX([.D57:.D61])" office:value-type="float" office:value="1238">
            <text:p>1238</text:p>
          </table:table-cell>
          <table:table-cell table:formula="of:=MAX([.E57:.E61])" office:value-type="float" office:value="1238">
            <text:p>1238</text:p>
          </table:table-cell>
          <table:table-cell table:formula="of:=MAX([.F57:.F61])" office:value-type="float" office:value="1238">
            <text:p>1238</text:p>
          </table:table-cell>
          <table:table-cell table:formula="of:=MAX([.G57:.G61])" office:value-type="float" office:value="1238">
            <text:p>1238</text:p>
          </table:table-cell>
          <table:table-cell table:formula="of:=MAX([.H57:.H61])" office:value-type="float" office:value="1238">
            <text:p>1238</text:p>
          </table:table-cell>
          <table:table-cell table:formula="of:=MAX([.I57:.I61])" office:value-type="float" office:value="1238">
            <text:p>1238</text:p>
          </table:table-cell>
          <table:table-cell table:formula="of:=MAX([.J57:.J61])" office:value-type="float" office:value="1238">
            <text:p>1238</text:p>
          </table:table-cell>
          <table:table-cell table:formula="of:=MAX([.K57:.K61])" office:value-type="float" office:value="1238">
            <text:p>1238</text:p>
          </table:table-cell>
          <table:table-cell table:formula="of:=MAX([.L57:.L61])" office:value-type="float" office:value="1238">
            <text:p>1238</text:p>
          </table:table-cell>
        </table:table-row>
        <table:table-row table:style-name="ro1">
          <table:table-cell/>
          <table:table-cell table:formula="of:=SUM([.B57:.B61])/5" office:value-type="float" office:value="1238.2">
            <text:p>1238,2</text:p>
          </table:table-cell>
          <table:table-cell table:formula="of:=SUM([.C57:.C61])/5" office:value-type="float" office:value="1237.2">
            <text:p>1237,2</text:p>
          </table:table-cell>
          <table:table-cell table:formula="of:=SUM([.D57:.D61])/5" office:value-type="float" office:value="1238">
            <text:p>1238</text:p>
          </table:table-cell>
          <table:table-cell table:formula="of:=SUM([.E57:.E61])/5" office:value-type="float" office:value="1237.6">
            <text:p>1237,6</text:p>
          </table:table-cell>
          <table:table-cell table:formula="of:=SUM([.F57:.F61])/5" office:value-type="float" office:value="1237.2">
            <text:p>1237,2</text:p>
          </table:table-cell>
          <table:table-cell table:formula="of:=SUM([.G57:.G61])/5" office:value-type="float" office:value="1238">
            <text:p>1238</text:p>
          </table:table-cell>
          <table:table-cell table:formula="of:=SUM([.H57:.H61])/5" office:value-type="float" office:value="1237.6">
            <text:p>1237,6</text:p>
          </table:table-cell>
          <table:table-cell table:formula="of:=SUM([.I57:.I61])/5" office:value-type="float" office:value="1237.6">
            <text:p>1237,6</text:p>
          </table:table-cell>
          <table:table-cell table:formula="of:=SUM([.J57:.J61])/5" office:value-type="float" office:value="1237.6">
            <text:p>1237,6</text:p>
          </table:table-cell>
          <table:table-cell table:formula="of:=SUM([.K57:.K61])/5" office:value-type="float" office:value="1237.2">
            <text:p>1237,2</text:p>
          </table:table-cell>
          <table:table-cell table:formula="of:=SUM([.L57:.L61])/5" office:value-type="float" office:value="1237.2">
            <text:p>1237,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Vizinhança Híbrida Melhorad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percentage" office:value="0">
            <text:p>0%</text:p>
          </table:table-cell>
          <table:table-cell table:style-name="ce1" office:value-type="percentage" office:value="0.1">
            <text:p>10%</text:p>
          </table:table-cell>
          <table:table-cell table:style-name="ce1" office:value-type="percentage" office:value="0.2">
            <text:p>20%</text:p>
          </table:table-cell>
          <table:table-cell table:style-name="ce1" office:value-type="percentage" office:value="0.3">
            <text:p>30%</text:p>
          </table:table-cell>
          <table:table-cell table:style-name="ce1" office:value-type="percentage" office:value="0.4">
            <text:p>40%</text:p>
          </table:table-cell>
          <table:table-cell table:style-name="ce1" office:value-type="percentage" office:value="0.5">
            <text:p>50%</text:p>
          </table:table-cell>
          <table:table-cell table:style-name="ce1" office:value-type="percentage" office:value="0.6">
            <text:p>60%</text:p>
          </table:table-cell>
          <table:table-cell table:style-name="ce1" office:value-type="percentage" office:value="0.7">
            <text:p>70%</text:p>
          </table:table-cell>
          <table:table-cell table:style-name="ce1" office:value-type="percentage" office:value="0.8">
            <text:p>80%</text:p>
          </table:table-cell>
          <table:table-cell table:style-name="ce1" office:value-type="percentage" office:value="0.9">
            <text:p>90%</text:p>
          </table:table-cell>
          <table:table-cell table:style-name="ce1" office:value-type="percentage" office:value="1">
            <text:p>100%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number-columns-repeated="8" office:value-type="float" office:value="1238">
            <text:p>1238</text:p>
          </table:table-cell>
          <table:table-cell office:value-type="float" office:value="1236">
            <text:p>1236</text:p>
          </table:table-cell>
          <table:table-cell office:value-type="float" office:value="1238">
            <text:p>1238</text:p>
          </table:table-cell>
          <table:table-cell office:value-type="float" office:value="1234">
            <text:p>1234</text:p>
          </table:table-cell>
        </table:table-row>
        <table:table-row table:style-name="ro1">
          <table:table-cell/>
          <table:table-cell office:value-type="float" office:value="1239">
            <text:p>1239</text:p>
          </table:table-cell>
          <table:table-cell office:value-type="float" office:value="1238">
            <text:p>1238</text:p>
          </table:table-cell>
          <table:table-cell office:value-type="float" office:value="1236">
            <text:p>1236</text:p>
          </table:table-cell>
          <table:table-cell office:value-type="float" office:value="1238">
            <text:p>1238</text:p>
          </table:table-cell>
          <table:table-cell office:value-type="float" office:value="1236">
            <text:p>1236</text:p>
          </table:table-cell>
          <table:table-cell office:value-type="float" office:value="1238">
            <text:p>1238</text:p>
          </table:table-cell>
          <table:table-cell office:value-type="float" office:value="1236">
            <text:p>1236</text:p>
          </table:table-cell>
          <table:table-cell table:number-columns-repeated="3" office:value-type="float" office:value="1238">
            <text:p>1238</text:p>
          </table:table-cell>
          <table:table-cell office:value-type="float" office:value="1236">
            <text:p>1236</text:p>
          </table:table-cell>
        </table:table-row>
        <table:table-row table:style-name="ro1">
          <table:table-cell/>
          <table:table-cell office:value-type="float" office:value="1239">
            <text:p>1239</text:p>
          </table:table-cell>
          <table:table-cell table:number-columns-repeated="5" office:value-type="float" office:value="1238">
            <text:p>1238</text:p>
          </table:table-cell>
          <table:table-cell office:value-type="float" office:value="1236">
            <text:p>1236</text:p>
          </table:table-cell>
          <table:table-cell table:number-columns-repeated="4" office:value-type="float" office:value="1238">
            <text:p>1238</text:p>
          </table:table-cell>
        </table:table-row>
        <table:table-row table:style-name="ro1">
          <table:table-cell/>
          <table:table-cell table:number-columns-repeated="3" office:value-type="float" office:value="1238">
            <text:p>1238</text:p>
          </table:table-cell>
          <table:table-cell office:value-type="float" office:value="1239">
            <text:p>1239</text:p>
          </table:table-cell>
          <table:table-cell table:number-columns-repeated="7" office:value-type="float" office:value="1238">
            <text:p>1238</text:p>
          </table:table-cell>
        </table:table-row>
        <table:table-row table:style-name="ro1">
          <table:table-cell/>
          <table:table-cell table:number-columns-repeated="5" office:value-type="float" office:value="1238">
            <text:p>1238</text:p>
          </table:table-cell>
          <table:table-cell office:value-type="float" office:value="1239">
            <text:p>1239</text:p>
          </table:table-cell>
          <table:table-cell table:number-columns-repeated="2" office:value-type="float" office:value="1238">
            <text:p>1238</text:p>
          </table:table-cell>
          <table:table-cell table:number-columns-repeated="2" office:value-type="float" office:value="1236">
            <text:p>1236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MIN([.B71:.B75])" office:value-type="float" office:value="1238">
            <text:p>1238</text:p>
          </table:table-cell>
          <table:table-cell table:formula="of:=MIN([.C71:.C75])" office:value-type="float" office:value="1238">
            <text:p>1238</text:p>
          </table:table-cell>
          <table:table-cell table:formula="of:=MIN([.D71:.D75])" office:value-type="float" office:value="1236">
            <text:p>1236</text:p>
          </table:table-cell>
          <table:table-cell table:formula="of:=MIN([.E71:.E75])" office:value-type="float" office:value="1238">
            <text:p>1238</text:p>
          </table:table-cell>
          <table:table-cell table:formula="of:=MIN([.F71:.F75])" office:value-type="float" office:value="1236">
            <text:p>1236</text:p>
          </table:table-cell>
          <table:table-cell table:formula="of:=MIN([.G71:.G75])" office:value-type="float" office:value="1238">
            <text:p>1238</text:p>
          </table:table-cell>
          <table:table-cell table:formula="of:=MIN([.H71:.H75])" office:value-type="float" office:value="1236">
            <text:p>1236</text:p>
          </table:table-cell>
          <table:table-cell table:formula="of:=MIN([.I71:.I75])" office:value-type="float" office:value="1238">
            <text:p>1238</text:p>
          </table:table-cell>
          <table:table-cell table:formula="of:=MIN([.J71:.J75])" office:value-type="float" office:value="1236">
            <text:p>1236</text:p>
          </table:table-cell>
          <table:table-cell table:formula="of:=MIN([.K71:.K75])" office:value-type="float" office:value="1236">
            <text:p>1236</text:p>
          </table:table-cell>
          <table:table-cell table:formula="of:=MIN([.L71:.L75])" office:value-type="float" office:value="1234">
            <text:p>1234</text:p>
          </table:table-cell>
        </table:table-row>
        <table:table-row table:style-name="ro1">
          <table:table-cell/>
          <table:table-cell table:formula="of:=MAX([.B71:.B75])" office:value-type="float" office:value="1239">
            <text:p>1239</text:p>
          </table:table-cell>
          <table:table-cell table:formula="of:=MAX([.C71:.C75])" office:value-type="float" office:value="1238">
            <text:p>1238</text:p>
          </table:table-cell>
          <table:table-cell table:formula="of:=MAX([.D71:.D75])" office:value-type="float" office:value="1238">
            <text:p>1238</text:p>
          </table:table-cell>
          <table:table-cell table:formula="of:=MAX([.E71:.E75])" office:value-type="float" office:value="1239">
            <text:p>1239</text:p>
          </table:table-cell>
          <table:table-cell table:formula="of:=MAX([.F71:.F75])" office:value-type="float" office:value="1238">
            <text:p>1238</text:p>
          </table:table-cell>
          <table:table-cell table:formula="of:=MAX([.G71:.G75])" office:value-type="float" office:value="1239">
            <text:p>1239</text:p>
          </table:table-cell>
          <table:table-cell table:formula="of:=MAX([.H71:.H75])" office:value-type="float" office:value="1238">
            <text:p>1238</text:p>
          </table:table-cell>
          <table:table-cell table:formula="of:=MAX([.I71:.I75])" office:value-type="float" office:value="1238">
            <text:p>1238</text:p>
          </table:table-cell>
          <table:table-cell table:formula="of:=MAX([.J71:.J75])" office:value-type="float" office:value="1238">
            <text:p>1238</text:p>
          </table:table-cell>
          <table:table-cell table:formula="of:=MAX([.K71:.K75])" office:value-type="float" office:value="1238">
            <text:p>1238</text:p>
          </table:table-cell>
          <table:table-cell table:formula="of:=MAX([.L71:.L75])" office:value-type="float" office:value="1238">
            <text:p>1238</text:p>
          </table:table-cell>
        </table:table-row>
        <table:table-row table:style-name="ro1">
          <table:table-cell/>
          <table:table-cell table:formula="of:=SUM([.B71:.B75])/5" office:value-type="float" office:value="1238.4">
            <text:p>1238,4</text:p>
          </table:table-cell>
          <table:table-cell table:formula="of:=SUM([.C71:.C75])/5" office:value-type="float" office:value="1238">
            <text:p>1238</text:p>
          </table:table-cell>
          <table:table-cell table:formula="of:=SUM([.D71:.D75])/5" office:value-type="float" office:value="1237.6">
            <text:p>1237,6</text:p>
          </table:table-cell>
          <table:table-cell table:formula="of:=SUM([.E71:.E75])/5" office:value-type="float" office:value="1238.2">
            <text:p>1238,2</text:p>
          </table:table-cell>
          <table:table-cell table:formula="of:=SUM([.F71:.F75])/5" office:value-type="float" office:value="1237.6">
            <text:p>1237,6</text:p>
          </table:table-cell>
          <table:table-cell table:formula="of:=SUM([.G71:.G75])/5" office:value-type="float" office:value="1238.2">
            <text:p>1238,2</text:p>
          </table:table-cell>
          <table:table-cell table:formula="of:=SUM([.H71:.H75])/5" office:value-type="float" office:value="1237.2">
            <text:p>1237,2</text:p>
          </table:table-cell>
          <table:table-cell table:formula="of:=SUM([.I71:.I75])/5" office:value-type="float" office:value="1238">
            <text:p>1238</text:p>
          </table:table-cell>
          <table:table-cell table:formula="of:=SUM([.J71:.J75])/5" office:value-type="float" office:value="1237.2">
            <text:p>1237,2</text:p>
          </table:table-cell>
          <table:table-cell table:formula="of:=SUM([.K71:.K75])/5" office:value-type="float" office:value="1237.6">
            <text:p>1237,6</text:p>
          </table:table-cell>
          <table:table-cell table:formula="of:=SUM([.L71:.L75])/5" office:value-type="float" office:value="1236.8">
            <text:p>1236,8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 table:number-columns-repeated="11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7">07/03/2010</text:date>, <text:time>15:0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4T14:02:57.42</meta:creation-date>
    <dc:date>2010-03-07T15:05:32.24</dc:date>
    <meta:editing-duration>PT13H15M58S</meta:editing-duration>
    <meta:editing-cycles>18</meta:editing-cycles>
    <meta:generator>OpenOffice.org/3.1$Win32 OpenOffice.org_project/310m19$Build-9420</meta:generator>
    <meta:document-statistic meta:table-count="3" meta:cell-count="4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leave-gap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232" chart:maximum="1242" chart:interval-major="2" chart:gap-width="25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fill-color="#333333" dr3d:edge-rounding="5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fill-color="#ff420e" dr3d:edge-rounding="5%"/>
      <style:text-properties fo:font-size="6pt" style:font-size-asian="6pt" style:font-size-complex="6pt"/>
    </style:style>
    <style:style style:name="ch13" style:family="chart">
      <style:chart-properties chart:symbol-type="automatic" chart:symbol-width="0.14cm" chart:symbol-height="0.14cm"/>
      <style:graphic-properties draw:fill-color="#ff9966"/>
      <style:text-properties fo:font-size="6pt" style:font-size-asian="6pt" style:font-size-complex="6pt"/>
    </style:style>
    <style:style style:name="ch14" style:family="chart">
      <style:chart-properties chart:symbol-type="automatic" chart:symbol-width="0.14cm" chart:symbol-height="0.14cm"/>
      <style:graphic-properties draw:fill-color="#ffcc99"/>
      <style:text-properties fo:font-size="6pt" style:font-size-asian="6pt" style:font-size-complex="6pt"/>
    </style:style>
    <style:style style:name="ch15" style:family="chart">
      <style:chart-properties chart:symbol-type="named-symbol" chart:symbol-name="arrow-up" chart:symbol-width="0.25cm" chart:symbol-height="0.25cm"/>
      <style:graphic-properties draw:fill-color="#355e00" dr3d:edge-rounding="5%"/>
      <style:text-properties fo:font-size="6pt" style:font-size-asian="6pt" style:font-size-complex="6pt"/>
    </style:style>
    <style:style style:name="ch16" style:family="chart">
      <style:chart-properties chart:symbol-type="automatic" chart:symbol-width="0.14cm" chart:symbol-height="0.14cm"/>
      <style:graphic-properties draw:fill-color="#579d1c"/>
      <style:text-properties fo:font-size="6pt" style:font-size-asian="6pt" style:font-size-complex="6pt"/>
    </style:style>
    <style:style style:name="ch17" style:family="chart">
      <style:chart-properties chart:symbol-type="automatic" chart:symbol-width="0.14cm" chart:symbol-height="0.14cm"/>
      <style:graphic-properties draw:fill-color="#aecf00"/>
      <style:text-properties fo:font-size="6pt" style:font-size-asian="6pt" style:font-size-complex="6pt"/>
    </style:style>
    <style:style style:name="ch18" style:family="chart">
      <style:chart-properties chart:symbol-type="named-symbol" chart:symbol-name="arrow-right" chart:symbol-width="0.25cm" chart:symbol-height="0.25cm"/>
      <style:graphic-properties draw:fill-color="#004586" dr3d:edge-rounding="5%"/>
      <style:text-properties fo:font-size="6pt" style:font-size-asian="6pt" style:font-size-complex="6pt"/>
    </style:style>
    <style:style style:name="ch19" style:family="chart">
      <style:chart-properties chart:symbol-type="automatic" chart:symbol-width="0.14cm" chart:symbol-height="0.14cm"/>
      <style:graphic-properties draw:fill-color="#0084d1"/>
      <style:text-properties fo:font-size="6pt" style:font-size-asian="6pt" style:font-size-complex="6pt"/>
    </style:style>
    <style:style style:name="ch20" style:family="chart">
      <style:chart-properties chart:symbol-type="automatic" chart:symbol-width="0.14cm" chart:symbol-height="0.14cm"/>
      <style:graphic-properties draw:fill-color="#99ccff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bar" chart:style-name="ch1">
        <chart:title svg:x="1.575cm" svg:y="0.218cm" chart:style-name="ch2">
          <text:p>Análise de sensibilidade para o valor do parâmetro "percentagem de partículas que sofrem mutação"</text:p>
        </chart:title>
        <chart:subtitle svg:x="9.922cm" svg:y="0.938cm" chart:style-name="ch3">
          <text:p>Problema ABZ5</text:p>
        </chart:subtitle>
        <chart:legend chart:legend-position="end" svg:x="18.781cm" svg:y="2.878cm" chart:style-name="ch4"/>
        <chart:plot-area chart:style-name="ch5" table:cell-range-address="Feuille1.A2:Feuille1.L12" chart:data-source-has-labels="both" svg:x="0.699cm" svg:y="1.606cm" svg:width="17.677cm" svg:height="8.84cm">
          <chart:axis chart:dimension="x" chart:name="primary-x" chart:style-name="ch6">
            <chart:title svg:x="5.577cm" svg:y="10.065cm" chart:style-name="ch7">
              <text:p>Percentagem de partículas que sofre mutação por iteração</text:p>
            </chart:title>
            <chart:categories table:cell-range-address="Feuille1.B2:Feuille1.L2"/>
          </chart:axis>
          <chart:axis chart:dimension="y" chart:name="primary-y" chart:style-name="ch8">
            <chart:title svg:x="0.451cm" svg:y="6.48cm" chart:style-name="ch9">
              <text:p>Makespan</text:p>
            </chart:title>
            <chart:grid chart:style-name="ch10" chart:class="major"/>
          </chart:axis>
          <chart:series chart:style-name="ch11" chart:values-cell-range-address="Feuille1.B3:Feuille1.L3" chart:label-cell-address="Feuille1.A3:Feuille1.A3" chart:class="chart:bar">
            <chart:data-point chart:repeated="11"/>
          </chart:series>
          <chart:series chart:style-name="ch12" chart:values-cell-range-address="Feuille1.B4:Feuille1.L4" chart:label-cell-address="Feuille1.A4:Feuille1.A4" chart:class="chart:bar">
            <chart:data-point chart:repeated="11"/>
          </chart:series>
          <chart:series chart:style-name="ch13" chart:values-cell-range-address="Feuille1.B5:Feuille1.L5" chart:label-cell-address="Feuille1.A5:Feuille1.A5" chart:class="chart:bar">
            <chart:data-point chart:repeated="11"/>
          </chart:series>
          <chart:series chart:style-name="ch14" chart:values-cell-range-address="Feuille1.B6:Feuille1.L6" chart:label-cell-address="Feuille1.A6:Feuille1.A6" chart:class="chart:bar">
            <chart:data-point chart:repeated="11"/>
          </chart:series>
          <chart:series chart:style-name="ch15" chart:values-cell-range-address="Feuille1.B7:Feuille1.L7" chart:label-cell-address="Feuille1.A7:Feuille1.A7" chart:class="chart:bar">
            <chart:data-point chart:repeated="11"/>
          </chart:series>
          <chart:series chart:style-name="ch16" chart:values-cell-range-address="Feuille1.B8:Feuille1.L8" chart:label-cell-address="Feuille1.A8:Feuille1.A8" chart:class="chart:bar">
            <chart:data-point chart:repeated="11"/>
          </chart:series>
          <chart:series chart:style-name="ch17" chart:values-cell-range-address="Feuille1.B9:Feuille1.L9" chart:label-cell-address="Feuille1.A9:Feuille1.A9" chart:class="chart:bar">
            <chart:data-point chart:repeated="11"/>
          </chart:series>
          <chart:series chart:style-name="ch18" chart:values-cell-range-address="Feuille1.B10:Feuille1.L10" chart:label-cell-address="Feuille1.A10:Feuille1.A10" chart:class="chart:bar">
            <chart:data-point chart:repeated="11"/>
          </chart:series>
          <chart:series chart:style-name="ch19" chart:values-cell-range-address="Feuille1.B11:Feuille1.L11" chart:label-cell-address="Feuille1.A11:Feuille1.A11" chart:class="chart:bar">
            <chart:data-point chart:repeated="11"/>
          </chart:series>
          <chart:series chart:style-name="ch20" chart:values-cell-range-address="Feuille1.B12:Feuille1.L12" chart:label-cell-address="Feuille1.A12:Feuille1.A12" chart:class="chart:bar">
            <chart:data-point chart:repeated="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2:Feuille1.L2">0%</text:p>
              </table:table-cell>
              <table:table-cell office:value-type="string">
                <text:p>10%</text:p>
              </table:table-cell>
              <table:table-cell office:value-type="string">
                <text:p>20%</text:p>
              </table:table-cell>
              <table:table-cell office:value-type="string">
                <text:p>30%</text:p>
              </table:table-cell>
              <table:table-cell office:value-type="string">
                <text:p>40%</text:p>
              </table:table-cell>
              <table:table-cell office:value-type="string">
                <text:p>50%</text:p>
              </table:table-cell>
              <table:table-cell office:value-type="string">
                <text:p>60%</text:p>
              </table:table-cell>
              <table:table-cell office:value-type="string">
                <text:p>70%</text:p>
              </table:table-cell>
              <table:table-cell office:value-type="string">
                <text:p>80%</text:p>
              </table:table-cell>
              <table:table-cell office:value-type="string">
                <text:p>90%</text:p>
              </table:table-cell>
              <table:table-cell office:value-type="string">
                <text:p>100%</text:p>
              </table:table-cell>
            </table:table-row>
          </table:table-header-rows>
          <table:table-rows>
            <table:table-row>
              <table:table-cell office:value-type="string">
                <text:p text:id="Feuille1.A3:Feuille1.A3">Busca Tabu Paralela</text:p>
              </table:table-cell>
              <table:table-cell office:value-type="float" office:value="1239">
                <text:p text:id="Feuille1.B3:Feuille1.L3">1239</text:p>
              </table:table-cell>
              <table:table-cell office:value-type="float" office:value="1239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 text:id="Feuille1.A4:Feuille1.A4">AHS - melhor valor</text:p>
              </table:table-cell>
              <table:table-cell office:value-type="float" office:value="1238">
                <text:p text:id="Feuille1.B4:Feuille1.L4">1238</text:p>
              </table:table-cell>
              <table:table-cell office:value-type="float" office:value="1236">
                <text:p>1236</text:p>
              </table:table-cell>
              <table:table-cell office:value-type="float" office:value="1234">
                <text:p>1234</text:p>
              </table:table-cell>
              <table:table-cell office:value-type="float" office:value="1238">
                <text:p>1238</text:p>
              </table:table-cell>
              <table:table-cell office:value-type="float" office:value="1236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 text:id="Feuille1.A5:Feuille1.A5">AHS - média</text:p>
              </table:table-cell>
              <table:table-cell office:value-type="float" office:value="1238">
                <text:p text:id="Feuille1.B5:Feuille1.L5">1238</text:p>
              </table:table-cell>
              <table:table-cell office:value-type="float" office:value="1237.6">
                <text:p>1237.6</text:p>
              </table:table-cell>
              <table:table-cell office:value-type="float" office:value="1236.4">
                <text:p>1236.4</text:p>
              </table:table-cell>
              <table:table-cell office:value-type="float" office:value="1238">
                <text:p>1238</text:p>
              </table:table-cell>
              <table:table-cell office:value-type="float" office:value="1236.8">
                <text:p>1236.8</text:p>
              </table:table-cell>
              <table:table-cell office:value-type="float" office:value="1236.4">
                <text:p>1236.4</text:p>
              </table:table-cell>
              <table:table-cell office:value-type="float" office:value="1236.8">
                <text:p>1236.8</text:p>
              </table:table-cell>
              <table:table-cell office:value-type="float" office:value="1237.2">
                <text:p>1237.2</text:p>
              </table:table-cell>
              <table:table-cell office:value-type="float" office:value="1237.2">
                <text:p>1237.2</text:p>
              </table:table-cell>
              <table:table-cell office:value-type="float" office:value="1237.2">
                <text:p>1237.2</text:p>
              </table:table-cell>
              <table:table-cell office:value-type="float" office:value="1237.2">
                <text:p>1237.2</text:p>
              </table:table-cell>
            </table:table-row>
            <table:table-row>
              <table:table-cell office:value-type="string">
                <text:p text:id="Feuille1.A6:Feuille1.A6">AHS - pior valor</text:p>
              </table:table-cell>
              <table:table-cell office:value-type="float" office:value="1238">
                <text:p text:id="Feuille1.B6:Feuille1.L6"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 text:id="Feuille1.A7:Feuille1.A7">VH - melhor valor</text:p>
              </table:table-cell>
              <table:table-cell office:value-type="float" office:value="1238">
                <text:p text:id="Feuille1.B7:Feuille1.L7">1238</text:p>
              </table:table-cell>
              <table:table-cell office:value-type="float" office:value="1236">
                <text:p>1236</text:p>
              </table:table-cell>
              <table:table-cell office:value-type="float" office:value="1238">
                <text:p>1238</text:p>
              </table:table-cell>
              <table:table-cell office:value-type="float" office:value="1236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1238">
                <text:p>1238</text:p>
              </table:table-cell>
              <table:table-cell office:value-type="float" office:value="1236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 text:id="Feuille1.A8:Feuille1.A8">VH - média</text:p>
              </table:table-cell>
              <table:table-cell office:value-type="float" office:value="1238.2">
                <text:p text:id="Feuille1.B8:Feuille1.L8">1238.2</text:p>
              </table:table-cell>
              <table:table-cell office:value-type="float" office:value="1237.2">
                <text:p>1237.2</text:p>
              </table:table-cell>
              <table:table-cell office:value-type="float" office:value="1238">
                <text:p>1238</text:p>
              </table:table-cell>
              <table:table-cell office:value-type="float" office:value="1237.6">
                <text:p>1237.6</text:p>
              </table:table-cell>
              <table:table-cell office:value-type="float" office:value="1237.2">
                <text:p>1237.2</text:p>
              </table:table-cell>
              <table:table-cell office:value-type="float" office:value="1238">
                <text:p>1238</text:p>
              </table:table-cell>
              <table:table-cell office:value-type="float" office:value="1237.6">
                <text:p>1237.6</text:p>
              </table:table-cell>
              <table:table-cell office:value-type="float" office:value="1237.6">
                <text:p>1237.6</text:p>
              </table:table-cell>
              <table:table-cell office:value-type="float" office:value="1237.6">
                <text:p>1237.6</text:p>
              </table:table-cell>
              <table:table-cell office:value-type="float" office:value="1237.2">
                <text:p>1237.2</text:p>
              </table:table-cell>
              <table:table-cell office:value-type="float" office:value="1237.2">
                <text:p>1237.2</text:p>
              </table:table-cell>
            </table:table-row>
            <table:table-row>
              <table:table-cell office:value-type="string">
                <text:p text:id="Feuille1.A9:Feuille1.A9">VH - pior valor</text:p>
              </table:table-cell>
              <table:table-cell office:value-type="float" office:value="1239">
                <text:p text:id="Feuille1.B9:Feuille1.L9">1239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 text:id="Feuille1.A10:Feuille1.A10">VHM - melhor valor</text:p>
              </table:table-cell>
              <table:table-cell office:value-type="float" office:value="1238">
                <text:p text:id="Feuille1.B10:Feuille1.L10">1238</text:p>
              </table:table-cell>
              <table:table-cell office:value-type="float" office:value="1238">
                <text:p>1238</text:p>
              </table:table-cell>
              <table:table-cell office:value-type="float" office:value="1236">
                <text:p>1236</text:p>
              </table:table-cell>
              <table:table-cell office:value-type="float" office:value="1238">
                <text:p>1238</text:p>
              </table:table-cell>
              <table:table-cell office:value-type="float" office:value="1236">
                <text:p>1236</text:p>
              </table:table-cell>
              <table:table-cell office:value-type="float" office:value="1238">
                <text:p>1238</text:p>
              </table:table-cell>
              <table:table-cell office:value-type="float" office:value="1236">
                <text:p>1236</text:p>
              </table:table-cell>
              <table:table-cell office:value-type="float" office:value="1238">
                <text:p>1238</text:p>
              </table:table-cell>
              <table:table-cell office:value-type="float" office:value="1236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 text:id="Feuille1.A11:Feuille1.A11">VHM - média</text:p>
              </table:table-cell>
              <table:table-cell office:value-type="float" office:value="1238.4">
                <text:p text:id="Feuille1.B11:Feuille1.L11">1238.4</text:p>
              </table:table-cell>
              <table:table-cell office:value-type="float" office:value="1238">
                <text:p>1238</text:p>
              </table:table-cell>
              <table:table-cell office:value-type="float" office:value="1237.6">
                <text:p>1237.6</text:p>
              </table:table-cell>
              <table:table-cell office:value-type="float" office:value="1238.2">
                <text:p>1238.2</text:p>
              </table:table-cell>
              <table:table-cell office:value-type="float" office:value="1237.6">
                <text:p>1237.6</text:p>
              </table:table-cell>
              <table:table-cell office:value-type="float" office:value="1238.2">
                <text:p>1238.2</text:p>
              </table:table-cell>
              <table:table-cell office:value-type="float" office:value="1237.2">
                <text:p>1237.2</text:p>
              </table:table-cell>
              <table:table-cell office:value-type="float" office:value="1238">
                <text:p>1238</text:p>
              </table:table-cell>
              <table:table-cell office:value-type="float" office:value="1237.2">
                <text:p>1237.2</text:p>
              </table:table-cell>
              <table:table-cell office:value-type="float" office:value="1237.6">
                <text:p>1237.6</text:p>
              </table:table-cell>
              <table:table-cell office:value-type="float" office:value="1236.8">
                <text:p>1236.8</text:p>
              </table:table-cell>
            </table:table-row>
            <table:table-row>
              <table:table-cell office:value-type="string">
                <text:p text:id="Feuille1.A12:Feuille1.A12">VHM - pior valor</text:p>
              </table:table-cell>
              <table:table-cell office:value-type="float" office:value="1239">
                <text:p text:id="Feuille1.B12:Feuille1.L12">1239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9">
                <text:p>1239</text:p>
              </table:table-cell>
              <table:table-cell office:value-type="float" office:value="1238">
                <text:p>1238</text:p>
              </table:table-cell>
              <table:table-cell office:value-type="float" office:value="1239">
                <text:p>1239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238">
                <text:p>12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